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6cf34"/>
    </style:style>
    <style:style style:name="P2" style:family="paragraph" style:parent-style-name="List_20_Paragraph" style:list-style-name="WWNum1">
      <style:paragraph-properties fo:text-align="justify" style:justify-single-word="false"/>
      <style:text-properties officeooo:paragraph-rsid="0006cf34"/>
    </style:style>
    <style:style style:name="P3" style:family="paragraph" style:parent-style-name="Standard">
      <style:paragraph-properties fo:text-align="center" style:justify-single-word="false"/>
      <style:text-properties officeooo:paragraph-rsid="0006cf34"/>
    </style:style>
    <style:style style:name="P4" style:family="paragraph" style:parent-style-name="Standard">
      <style:text-properties officeooo:paragraph-rsid="0006cf34"/>
    </style:style>
    <style:style style:name="T1" style:family="text">
      <style:text-properties fo:language="tr" fo:country="TR"/>
    </style:style>
    <style:style style:name="T2" style:family="text">
      <style:text-properties fo:color="#ff0000" fo:font-size="14pt" fo:language="tr" fo:country="TR" fo:font-weight="bold" style:font-size-asian="14pt" style:font-weight-asian="bold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Bir sınıfın constructor’ı ne zaman new ile çağrılamaz ?</text:span></text:p>
      <text:list xml:id="list1880549756404835320" text:style-name="WWNum1">
        <text:list-item>
          <text:p text:style-name="P1"><text:span text:style-name="T1">Constructor’ın erişim hakkı private yapıldı ise.</text:span></text:p>
        </text:list-item>
        <text:list-item>
          <text:p text:style-name="P1"><text:span text:style-name="T1">Constructor’ın erişim hakkı protected yapıldı ise. Ancak burada paket görünürlülüğüne dikkat edilmelidir. Paket içinde iken new ile çağrılabilirken paket dışında çağrılamaz. Bu da bizi design pattern’e götürür.</text:span></text:p>
        </text:list-item>
        <text:list-item>
          <text:p text:style-name="P1"><text:span text:style-name="T1"><text:s/>Constructor’ın erişim hakkı default ise (Yani bildirilmezse). Ancak burada paket görünürlülüğüne dikkat edilmelidir. Paket içinde iken new ile çağrılabilirken paket dışında çağrılamaz. Bu da bizi design pattern’e götürür.</text:span></text:p>
        </text:list-item>
        <text:list-item>
          <text:p text:style-name="P2"><text:span text:style-name="T1">Sınıf abstract veya interface ise de new ile çağrılamaz.</text:span></text:p>
        </text:list-item>
      </text:list>
      <text:p text:style-name="P4"><text:span text:style-name="T1">Erişim hakkı private olduğunda türetilmiş sınıfın constructor’ından (super) taban sınıfın constructor’ına erişilemez. Constructor’ın erişim hakkı protected olarak belirtilmişse, sınıf abstract ise veya <text:s/>interface ise turemiş sınıfın constructor’ından super ile erişebiliriz. Default erişim durumunda bu mümkün değildir.</text:span></text:p>
      <text:p text:style-name="P4"><text:span text:style-name="T1">Paketin dışında new ile sadece public constructor çağrılabili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5:24:03.380255769</meta:creation-date>
    <dc:date>2014-04-14T15:24:19.611757630</dc:date>
    <dc:creator>sertac </dc:creator>
    <meta:editing-duration>P0D</meta:editing-duration>
    <meta:editing-cycles>1</meta:editing-cycles>
    <meta:document-statistic meta:table-count="0" meta:image-count="0" meta:object-count="0" meta:page-count="1" meta:paragraph-count="7" meta:word-count="127" meta:character-count="981" meta:non-whitespace-character-count="863"/>
    <meta:generator>LibreOffice/4.1.2.3$Linux_X86_64 LibreOffice_project/410m0$Build-3</meta:generator>
  </office:meta>
</office:document-meta>
</file>